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'Courier New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15%" fo:text-align="center" style:justify-single-word="false" fo:orphans="0" fo:widows="0"/>
    </style:style>
    <style:style style:name="P3" style:family="paragraph" style:parent-style-name="Standard">
      <style:paragraph-properties fo:margin-right="0cm" fo:line-height="115%" fo:text-align="justify" style:justify-single-word="false" fo:orphans="0" fo:widows="0" fo:text-indent="1.249cm" style:auto-text-indent="false"/>
    </style:style>
    <style:style style:name="P4" style:family="paragraph" style:parent-style-name="Standard">
      <style:paragraph-properties fo:line-height="115%" fo:text-align="center" style:justify-single-word="false" fo:orphans="0" fo:widows="0"/>
      <style:text-properties fo:font-size="16pt" fo:language="uk" fo:country="UA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15%" fo:text-align="center" style:justify-single-word="false" fo:orphans="0" fo:widows="0"/>
      <style:text-properties fo:font-size="14pt" fo:language="uk" fo:country="UA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 fo:orphans="0" fo:widows="0"/>
      <style:text-properties fo:font-size="14pt" fo:language="uk" fo:country="UA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8.251cm"/>
          <style:tab-stop style:position="13.441cm"/>
        </style:tab-stops>
      </style:paragraph-properties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list-style-name="WW8Num30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ff0000" loext:opacity="100%"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ff0000" loext:opacity="100%" fo:font-size="14pt" fo:language="uk" fo:country="UA" fo:font-weight="bold" style:font-name-asian="Times New Roman" style:font-size-asian="14pt" style:font-weight-asian="bold" style:font-size-complex="14pt"/>
    </style:style>
    <style:style style:name="P11" style:family="paragraph" style:parent-style-name="Standard">
      <style:paragraph-properties fo:line-height="115%" fo:orphans="0" fo:widows="0"/>
    </style:style>
    <style:style style:name="P12" style:family="paragraph" style:parent-style-name="Text_20_body">
      <style:paragraph-properties fo:margin-right="-0.143cm" fo:margin-top="0cm" fo:margin-bottom="0cm" style:contextual-spacing="false" fo:line-height="115%" fo:text-align="justify" style:justify-single-word="false"/>
    </style:style>
    <style:style style:name="P13" style:family="paragraph" style:parent-style-name="western">
      <style:paragraph-properties fo:margin-top="0.494cm" fo:margin-bottom="0cm" style:contextual-spacing="false" fo:line-height="100%" fo:text-align="justify" style:justify-single-word="false"/>
      <style:text-properties fo:font-size="14pt" fo:language="uk" fo:country="UA" style:font-name-asian="Liberation Serif1" style:font-size-asian="14pt" style:font-size-complex="14pt"/>
    </style:style>
    <style:style style:name="P14" style:family="paragraph" style:parent-style-name="western">
      <style:paragraph-properties fo:margin-top="0.494cm" fo:margin-bottom="0cm" style:contextual-spacing="false" fo:line-height="100%"/>
    </style:style>
    <style:style style:name="P15" style:family="paragraph" style:parent-style-name="western" style:list-style-name="WW8Num27">
      <style:paragraph-properties fo:margin-left="0cm" fo:margin-right="0cm" fo:margin-top="0.494cm" fo:margin-bottom="0.494cm" style:contextual-spacing="false" fo:line-height="100%" fo:text-indent="0cm" style:auto-text-indent="false">
        <style:tab-stops>
          <style:tab-stop style:position="0.751cm"/>
        </style:tab-stops>
      </style:paragraph-properties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fo:language="uk" fo:country="UA" fo:font-weight="bold" style:font-size-asian="14pt" style:font-weight-asian="bold" style:font-size-complex="14pt"/>
    </style:style>
    <style:style style:name="T2" style:family="text">
      <style:text-properties fo:font-size="14pt" fo:language="uk" fo:country="UA" fo:font-weight="bold" style:font-size-asian="14pt" style:language-asian="uk" style:country-asian="UA" style:font-weight-asian="bold" style:font-size-complex="14pt"/>
    </style:style>
    <style:style style:name="T3" style:family="text">
      <style:text-properties fo:font-size="14pt" fo:language="uk" fo:country="UA" fo:font-weight="bold" style:font-name-asian="Times New Roman" style:font-size-asian="14pt" style:font-weight-asian="bold" style:font-size-complex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style:font-size-asian="14pt" style:font-size-complex="14pt" style:font-style-complex="italic" style:font-weight-complex="bold"/>
    </style:style>
    <style:style style:name="T6" style:family="text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language="uk" fo:country="UA" fo:background-color="#ffffff" loext:char-shading-value="0" style:font-size-asian="14pt" style:font-size-complex="14pt"/>
    </style:style>
    <style:style style:name="T8" style:family="text">
      <style:text-properties fo:font-size="14pt" fo:language="uk" fo:country="UA" fo:background-color="#ffffff" loext:char-shading-value="0" style:font-size-asian="14pt" style:font-size-complex="14pt"/>
    </style:style>
    <style:style style:name="T9" style:family="text">
      <style:text-properties fo:font-size="14pt" fo:language="en" fo:country="US" fo:font-weight="bold" style:font-size-asian="14pt" style:font-weight-asian="bold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language="en" fo:country="US" fo:background-color="#ffffff" loext:char-shading-value="0" style:font-size-asian="14pt" style:font-size-complex="14pt"/>
    </style:style>
    <style:style style:name="T13" style:family="text">
      <style:text-properties fo:font-size="14pt" style:font-size-asian="14pt" style:font-size-complex="14pt" style:font-style-complex="italic" style:font-weight-complex="bold"/>
    </style:style>
    <style:style style:name="T1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background-color="#ffffff" loext:char-shading-value="0" style:font-size-asian="14pt" style:font-size-complex="14pt"/>
    </style:style>
    <style:style style:name="T16" style:family="text">
      <style:text-properties fo:font-size="14pt" style:font-name-asian="Calibri" style:font-size-asian="14pt" style:font-size-complex="14pt" style:font-weight-complex="bold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8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 style:font-weight-complex="bold"/>
    </style:style>
    <style:style style:name="T1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20" style:family="text">
      <style:text-properties style:font-name="Times New Roman" fo:font-size="14pt" fo:language="uk" fo:country="UA" fo:font-weight="bold" fo:background-color="#ffffff" loext:char-shading-value="0" style:font-size-asian="14pt" style:font-weight-asian="bold" style:font-name-complex="Times New Roman" style:font-size-complex="14pt" style:font-weight-complex="bold"/>
    </style:style>
    <style:style style:name="T21" style:family="text">
      <style:text-properties style:font-name="Times New Roman" fo:font-size="14pt" fo:language="uk" fo:country="UA" fo:background-color="#ffffff" loext:char-shading-value="0" style:font-size-asian="14pt" style:font-name-complex="Times New Roman" style:font-size-complex="14pt"/>
    </style:style>
    <style:style style:name="T2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23" style:family="text">
      <style:text-properties style:font-name="Times New Roman" fo:font-size="14pt" fo:language="uk" fo:country="UA" style:font-size-asian="14pt" style:font-name-complex="Times New Roman" style:font-size-complex="14pt" style:font-weight-complex="bold"/>
    </style:style>
    <style:style style:name="T24" style:family="text">
      <style:text-properties style:font-name="Times New Roman" fo:font-size="14pt" style:font-size-asian="14pt" style:font-name-complex="Times New Roman" style:font-size-complex="14pt"/>
    </style:style>
    <style:style style:name="T25" style:family="text">
      <style:text-properties style:font-name-asian="Calibri" style:font-weight-complex="bold"/>
    </style:style>
    <style:style style:name="T26" style:family="text">
      <style:text-properties fo:color="#333333" loext:opacity="100%" fo:font-size="14pt" style:font-name-asian="Calibri" style:font-size-asian="14pt" style:font-size-complex="14pt" style:font-weight-complex="bol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onnector text:anchor-type="char" draw:z-index="1" draw:style-name="gr1" draw:text-style-name="P16" draw:type="line" svg:x1="-0.333cm" svg:y1="0.838cm" svg:x2="16.977cm" svg:y2="0.841cm" svg:d="M-333 838l17310 3" svg:viewBox="0 0 17313 5"><text:p/></draw:connector><draw:connector text:anchor-type="char" draw:z-index="0" draw:style-name="gr2" draw:text-style-name="P16" draw:type="line" svg:x1="-0.333cm" svg:y1="0.739cm" svg:x2="16.977cm" svg:y2="0.743cm" svg:d="M-333 739l17310 4" svg:viewBox="0 0 17313 5"><text:p/></draw:connector>ЛАНОВЕЦЬКА МІСЬКА РАДА</text:p>
      <text:p text:style-name="P5"/>
      <text:p text:style-name="P2"><text:span text:style-name="T1">ПРОТОКОЛ № 7</text:span></text:p>
      <text:p text:style-name="P2"><text:span text:style-name="T1">Засідання комісії </text:span><text:span text:style-name="T2">з відбору проєктів громадського бюджету</text:span></text:p>
      <text:p text:style-name="P2"><text:span text:style-name="T2">Лановецької міської територіальної громади </text:span></text:p>
      <text:p text:style-name="P2"><text:span text:style-name="T1">від 25 вересня</text:span><text:span text:style-name="T9"> <text:s/></text:span><text:span text:style-name="T1">2023</text:span><text:span text:style-name="T9"> </text:span><text:span text:style-name="T1">року</text:span></text:p>
      <text:p text:style-name="P6"/>
      <text:p text:style-name="P3"><text:span text:style-name="T4">Чисельний склад комісії 11 осіб:</text:span></text:p>
      <text:p text:style-name="P3"><text:span text:style-name="T1">Голова</text:span><text:span text:style-name="T4"> – Задерей Руслан <text:s/>Володимирович.</text:span></text:p>
      <text:p text:style-name="P3"><text:span text:style-name="T1">Секретар – </text:span><text:span text:style-name="T4">Пальчик Тетяна Миколаївна.</text:span></text:p>
      <text:p text:style-name="P3"><text:span text:style-name="T1">Члени </text:span><text:span text:style-name="T4">– Паранюк Лариса Анатоліївна, Салецька Неля Володимирівна, Казмірчук Олег Вікторович, Матевощук Ірина Олександрівна, Ткачук Вікторія Олександрівна, Демчук Тетяна Володимирівна, Пшик Володимир Романович, Ходанович Сергій Вікторович, Яремчук Віктор Миколайович.</text:span></text:p>
      <text:p text:style-name="P3"><text:span text:style-name="T1">Присутні </text:span><text:span text:style-name="T4">– Задерей Руслан Володимирович, Казмірчук Олег Вікторович, <text:s/>Паранюк Лариса Анатоліївна, Пшик Володимир Романович, Салецька Неля Володимирівна, Пальчик Тетяна Миколаївна, Яремчук Віктор Миколайович,</text:span> <text:span text:style-name="T4">Матевощук Ірина Олександрівна,</text:span> <text:span text:style-name="T4">Ходанович Сергій Вікторович.</text:span></text:p>
      <text:p text:style-name="P3"><text:span text:style-name="T1">Відсутні</text:span><text:span text:style-name="T4">– Ткачук Вікторія Олександрівна</text:span><text:span text:style-name="T10">, </text:span><text:span text:style-name="T4">Демчук Тетяна Володимирівна <text:s/>Засідання комісії проводиться в телефонному режимі (листок реєстрації додається). </text:span></text:p>
      <text:p text:style-name="P5">ПОРЯДОК ДЕННИЙ<text:span text:style-name="T1"/></text:p>
      <text:list text:style-name="WW8Num30">
        <text:list-item>
          <text:p text:style-name="P8" loext:marker-style-name="T6"><text:span text:style-name="T6">Реалізація</text:span><text:span text:style-name="T11"> </text:span><text:span text:style-name="T14">про</text:span><text:span text:style-name="T6">є</text:span><text:span text:style-name="T14">ктів громадського бюджету </text:span><text:span text:style-name="T6">в 2023 році</text:span><text:span text:style-name="T14">.</text:span><text:span text:style-name="T6"> </text:span></text:p>
        </text:list-item>
      </text:list>
      <text:p text:style-name="P7"/>
      <text:p text:style-name="P12"><text:span text:style-name="T17">СЛУХАЛИ:</text:span><text:span text:style-name="T19"> </text:span><text:span text:style-name="T18">Задере</text:span><text:span text:style-name="T20">я</text:span><text:span text:style-name="T18"> Р.В.</text:span><text:span text:style-name="T15"> </text:span><text:span text:style-name="T7">п</text:span><text:span text:style-name="T15">овідомив</text:span><text:span text:style-name="T7">,</text:span><text:span text:style-name="T15"> що</text:span><text:span text:style-name="T7"> в зв</text:span><text:span text:style-name="T12">’</text:span><text:span text:style-name="T7">язку із веденням воєнного стану в зв</text:span><text:span text:style-name="T12">’</text:span><text:span text:style-name="T7">язку з російською агресією реалізувати проєкти переможці конкурсу 2022 року не має можливості. Суттєво на реалізацію даних проєктів вплинуло обмеження виконання видаткової частини, а саме здійснення видатків регламентованих </text:span><text:span text:style-name="T15"><text:s/>Постанов</text:span><text:span text:style-name="T7">ою</text:span><text:span text:style-name="T15"> КМУ </text:span><text:span text:style-name="T21"><text:s/></text:span><text:span text:style-name="rvts9"><text:span text:style-name="T16">від 9 червня 2021 року</text:span></text:span><text:span text:style-name="rvts9"><text:span text:style-name="T25"> №590 «</text:span></text:span><text:span text:style-name="rvts23"><text:span text:style-name="T26">Про затвердження Порядку виконання повноважень Державною казначейською службою в особливому режимі в умовах воєнного стану»</text:span></text:span><text:span text:style-name="T21">. Враховуючи надходження листа від відділу освіти, культури, охорони здоров’я та соціальної політики Лановецької міської ради від 25 вересня 2023 року № 01-06/448 виникла значна потреба в коштах на оплату праці педагогічним працівникам. </text:span></text:p>
      <text:p text:style-name="P14"><text:span text:style-name="T17">Задерей Р.В.</text:span><text:span text:style-name="T24"> виставив на </text:span><text:span text:style-name="T22"><text:s/>онлайн </text:span><text:span text:style-name="T24">голосування </text:span><text:span text:style-name="T22"><text:s/>дане питання</text:span><text:span text:style-name="T24">.</text:span></text:p>
      <text:p text:style-name="P14"><text:span text:style-name="T24">Голосували: «за» - </text:span><text:span text:style-name="T22">9</text:span><text:span text:style-name="T24">, «проти» - 0, «утрималися» - 0.</text:span></text:p>
      <text:p text:style-name="P13"><text:s/><text:span text:style-name="T4"/></text:p>
      <text:p text:style-name="P14"><text:soft-page-break/><text:span text:style-name="T17">ВИРІШИЛИ:</text:span><text:span text:style-name="T19"> </text:span></text:p>
      <text:list text:style-name="WW8Num27">
        <text:list-item>
          <text:p text:style-name="P15" loext:marker-style-name="T23"><text:span text:style-name="T5">П</text:span><text:span text:style-name="T13">ро</text:span><text:span text:style-name="T5">є</text:span><text:span text:style-name="T13">кт</text:span><text:span text:style-name="T5">и</text:span><text:span text:style-name="T13"> громадського бюджету</text:span><text:span text:style-name="T5"> <text:s/>не будуть <text:s/>реалізовуватись у 2023 році, а дані кошти підуть на оплату праці педагогічним працівникам. <text:s text:c="3"/></text:span></text:p>
        </text:list-item>
      </text:list>
      <text:p text:style-name="P9"/>
      <text:p text:style-name="P10"><text:s text:c="4"/><text:span text:style-name="T4"/></text:p>
      <text:p text:style-name="P11"><text:span text:style-name="T1">Голова комісії <text:s text:c="76"/>Руслан ЗАДЕРЕЙ</text:span></text:p>
      <text:p text:style-name="P11"><text:span text:style-name="T3">Протокол вела: Тетяна Пальчи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'Courier New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uk" fo:country="UA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orphans="0" fo:widows="0" fo:hyphenation-ladder-count="no-limit"/>
      <style:text-properties style:font-name="Liberation Serif1" fo:font-family="'Liberation Serif', 'Times New Roman'" style:font-family-generic="roman" style:font-pitch="variable" fo:language="none" fo:country="none" style:letter-kerning="true" style:font-name-asian="SimSun" style:font-family-asian="SimSun, 宋体" style:font-pitch-asian="variable" style:language-asian="zh" style:country-asian="CN" style:font-name-complex="Mangal2" style:font-family-complex="Mangal, 'Courier New'" style:font-family-generic-complex="roman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8pt" style:font-weight-complex="bold"/>
    </style:style>
    <style:style style:name="Звичайний_20__28_веб_29_" style:display-name="Звичайний (веб)" style:family="paragraph" style:parent-style-name="Standard">
      <style:paragraph-properties fo:margin-top="0.494cm" fo:margin-bottom="0.494cm" style:contextual-spacing="false"/>
      <style:text-properties style:font-name-asian="Times New Roman" style:font-family-asian="'Times New Roman'" style:font-family-generic-asian="roman" style:font-pitch-asian="variable"/>
    </style:style>
    <style:style style:name="Стандартний_20_HTML" style:display-name="Стандартни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rvps2" style:family="paragraph" style:parent-style-name="Standard">
      <style:paragraph-properties fo:margin-top="0.494cm" fo:margin-bottom="0.494cm" style:contextual-spacing="false"/>
      <style:text-properties fo:language="uk" fo:country="UA" style:font-name-asian="Times New Roman" style:font-family-asian="'Times New Roman'" style:font-family-generic-asian="roman" style:font-pitch-asian="variable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Текст_20_у_20_виносці" style:display-name="Текст у виносці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estern" style:family="paragraph" style:parent-style-name="Standard">
      <style:paragraph-properties fo:margin-top="0.494cm" fo:margin-bottom="0.25cm" style:contextual-spacing="false" fo:line-height="120%"/>
      <style:text-properties fo:color="#000000" loext:opacity="100%" style:font-name="Liberation Serif1" fo:font-family="'Liberation Serif', 'Times New Roman'" style:font-family-generic="roman" style:font-pitch="variable" style:font-name-asian="Times New Roman" style:font-family-asian="'Times New Roman'" style:font-family-generic-asian="roman" style:font-pitch-asian="variable" style:font-name-complex="Liberation Serif1" style:font-family-complex="'Liberation Serif', 'Times New Roman'" style:font-family-generic-complex="roman" style:font-pitch-complex="variable"/>
    </style:style>
    <style:style style:name="rvps6" style:family="paragraph" style:parent-style-name="Standard">
      <style:paragraph-properties fo:margin-top="0.494cm" fo:margin-bottom="0.494cm" style:contextual-spacing="false"/>
      <style:text-properties fo:language="uk" fo:country="UA" style:font-name-asian="Times New Roman" style:font-family-asian="'Times New Roman'" style:font-family-generic-asian="roman" style:font-pitch-asian="variable"/>
    </style:style>
    <style:style style:name="WW8Num1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font-size="13pt" style:font-size-asian="13pt"/>
    </style:style>
    <style:style style:name="WW8Num3z0" style:family="text">
      <style:text-properties fo:font-style="normal" fo:font-weight="bold" style:font-style-asian="normal" style:font-weight-asian="bold"/>
    </style:style>
    <style:style style:name="WW8Num4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00" loext:opacity="100%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>
      <style:text-properties fo:color="#000000" loext:opacity="100%" style:font-name="Wingdings" fo:font-family="Wingdings" style:font-pitch="variable" style:font-charset="x-symbol" fo:font-size="13pt" style:font-size-asian="13pt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/>
    <style:style style:name="WW8Num17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00" loext:opacity="100%"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fo:color="#000000" loext:opacity="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24z4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fo:font-weight="normal" style:font-weight-asian="normal"/>
    </style:style>
    <style:style style:name="WW8Num28z0" style:family="text">
      <style:text-properties fo:font-weight="bold" style:font-weight-asian="bold"/>
    </style:style>
    <style:style style:name="WW8Num29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Шрифт_20_абзацу_20_за_20_промовчанням" style:display-name="Шрифт абзацу за промовчанням" style:family="text"/>
    <style:style style:name="Заголовок_20_2_20_Знак" style:display-name="Заголовок 2 Знак" style:family="text">
      <style:text-properties fo:font-size="18pt" fo:language="ru" fo:country="RU" fo:font-weight="bold" style:font-size-asian="18pt" style:font-weight-asian="bold" style:font-size-complex="18pt" style:language-complex="ar" style:country-complex="SA" style:font-weight-complex="bold"/>
    </style:style>
    <style:style style:name="Стандартний_20_HTML_20_Знак" style:display-name="Стандартни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ий_20_текст_20_Знак" style:display-name="Основний текст Знак" style:family="text">
      <style:text-properties style:font-name="Liberation Serif1" fo:font-family="'Liberation Serif', 'Times New Roman'" style:font-family-generic="roman" style:font-pitch="variable" fo:font-size="12pt" fo:language="none" fo:country="none" style:letter-kerning="true" style:font-name-asian="SimSun" style:font-family-asian="SimSun, 宋体" style:font-pitch-asian="variable" style:font-size-asian="12pt" style:language-asian="zh" style:country-asian="CN" style:font-name-complex="Mangal2" style:font-family-complex="Mangal, 'Courier New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ий_20_текст_20_з_20_відступом_20_Знак" style:display-name="Основний текст з відступом Знак" style:family="text"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/>
    </style:style>
    <style:style style:name="rvts23" style:family="text" style:parent-style-name="Шрифт_20_абзацу_20_за_20_промовчанням"/>
    <style:style style:name="Звичайний_20__28_веб_29__20_Знак" style:display-name="Звичайний (веб) Знак" style:family="text">
      <style:text-properties fo:font-size="12pt" fo:language="ru" fo:country="RU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ій_20_колонтитул_20_Знак" style:display-name="Верхній колонтитул Знак" style:family="text"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/>
    </style:style>
    <style:style style:name="Нижній_20_колонтитул_20_Знак" style:display-name="Нижній колонтитул Знак" style:family="text"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/>
    </style:style>
    <style:style style:name="Текст_20_у_20_виносці_20_Знак" style:display-name="Текст у виносці Знак" style:family="text">
      <style:text-properties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ng-binding" style:family="text" style:parent-style-name="Шрифт_20_абзацу_20_за_20_промовчанням"/>
    <style:style style:name="rvts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085cm" fo:text-indent="-0.767cm" fo:margin-left="1.0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826cm" fo:text-indent="-1.191cm" fo:margin-left="1.82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WW8Num1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Wingdings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5" text:style-name="WW8Num24z4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6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7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" style:num-format="1">
        <style:list-level-properties text:list-level-position-and-space-mode="label-alignment">
          <style:list-level-label-alignment text:label-followed-by="listtab" fo:text-indent="-0.926cm" fo:margin-left="1.56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68cm" fo:margin-bottom="1.249cm" fo:margin-left="3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</dc:title>
    <dc:subject/>
    <meta:keyword/>
    <meta:initial-creator>1</meta:initial-creator>
    <meta:creation-date>2023-09-26T09:46:00</meta:creation-date>
    <dc:creator>RePack by Diakov</dc:creator>
    <dc:date>2023-12-05T18:05:00</dc:date>
    <meta:print-date>2022-08-25T16:40:00</meta:print-date>
    <meta:editing-cycles>5</meta:editing-cycles>
    <meta:editing-duration>PT2H10M</meta:editing-duration>
    <meta:document-statistic meta:table-count="0" meta:image-count="0" meta:object-count="0" meta:page-count="2" meta:paragraph-count="22" meta:word-count="258" meta:character-count="2125" meta:non-whitespace-character-count="1785"/>
    <meta:generator>LibreOffice/24.2.4.2$Linux_X86_64 LibreOffice_project/51a6219feb6075d9a4c46691dcfe0cd9c4fff3c2</meta:generator>
  </office:meta>
</office:document-meta>
</file>